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9f874" officeooo:paragraph-rsid="0019f87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30372" officeooo:paragraph-rsid="00130372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cedb9" officeooo:paragraph-rsid="001cedb9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normal" officeooo:rsid="0015828c" officeooo:paragraph-rsid="0015828c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1bd894" officeooo:paragraph-rsid="001bd894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officeooo:rsid="0019f874" officeooo:paragraph-rsid="0019f874" style:font-size-asian="18pt" style:font-size-complex="18pt"/>
    </style:style>
    <style:style style:name="P10" style:family="paragraph" style:parent-style-name="Standard">
      <style:text-properties officeooo:paragraph-rsid="0015828c"/>
    </style:style>
    <style:style style:name="P11" style:family="paragraph" style:parent-style-name="Standard">
      <style:text-properties officeooo:paragraph-rsid="00183ed8"/>
    </style:style>
    <style:style style:name="P12" style:family="paragraph" style:parent-style-name="Standard">
      <style:text-properties officeooo:paragraph-rsid="0019f874"/>
    </style:style>
    <style:style style:name="P13" style:family="paragraph" style:parent-style-name="Standard">
      <style:text-properties officeooo:paragraph-rsid="001bd894"/>
    </style:style>
    <style:style style:name="P14" style:family="paragraph" style:parent-style-name="Standard">
      <style:text-properties officeooo:paragraph-rsid="001cedb9"/>
    </style:style>
    <style:style style:name="P15" style:family="paragraph" style:parent-style-name="Standard">
      <style:text-properties officeooo:paragraph-rsid="001f28f0"/>
    </style:style>
    <style:style style:name="P16" style:family="paragraph" style:parent-style-name="Text_20_body">
      <style:text-properties fo:font-size="18pt" style:font-size-asian="15.75pt" style:font-size-complex="18pt"/>
    </style:style>
    <style:style style:name="P17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>
      <style:text-properties officeooo:paragraph-rsid="0015828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9f07" style:font-weight-asian="bold" style:font-weight-complex="bold"/>
    </style:style>
    <style:style style:name="T4" style:family="text">
      <style:text-properties fo:font-weight="bold" officeooo:rsid="0015828c" style:font-weight-asian="bold" style:font-weight-complex="bold"/>
    </style:style>
    <style:style style:name="T5" style:family="text">
      <style:text-properties fo:font-weight="bold" officeooo:rsid="00183ed8" style:font-weight-asian="bold" style:font-weight-complex="bold"/>
    </style:style>
    <style:style style:name="T6" style:family="text">
      <style:text-properties fo:font-weight="bold" officeooo:rsid="001cedb9" style:font-weight-asian="bold" style:font-weight-complex="bold"/>
    </style:style>
    <style:style style:name="T7" style:family="text">
      <style:text-properties fo:font-weight="bold" officeooo:rsid="001f28f0" style:font-weight-asian="bold" style:font-weight-complex="bold"/>
    </style:style>
    <style:style style:name="T8" style:family="text">
      <style:text-properties fo:font-size="18pt" fo:font-weight="bold" officeooo:rsid="0015828c" style:font-size-asian="15.75pt" style:font-weight-asian="bold" style:font-size-complex="18pt" style:font-weight-complex="bold"/>
    </style:style>
    <style:style style:name="T9" style:family="text">
      <style:text-properties fo:font-size="18pt" fo:font-weight="bold" officeooo:rsid="00183ed8" style:font-size-asian="15.75pt" style:font-weight-asian="bold" style:font-size-complex="18pt" style:font-weight-complex="bold"/>
    </style:style>
    <style:style style:name="T10" style:family="text">
      <style:text-properties fo:font-size="18pt" fo:font-weight="bold" officeooo:rsid="0019f874" style:font-size-asian="15.75pt" style:font-weight-asian="bold" style:font-size-complex="18pt" style:font-weight-complex="bold"/>
    </style:style>
    <style:style style:name="T11" style:family="text">
      <style:text-properties fo:font-size="18pt" fo:font-weight="bold" officeooo:rsid="001cedb9" style:font-size-asian="15.75pt" style:font-weight-asian="bold" style:font-size-complex="18pt" style:font-weight-complex="bold"/>
    </style:style>
    <style:style style:name="T12" style:family="text">
      <style:text-properties fo:font-size="18pt" fo:font-weight="bold" officeooo:rsid="001f28f0" style:font-size-asian="15.75pt" style:font-weight-asian="bol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15828c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183ed8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1cedb9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1f28f0" style:font-size-asian="18pt" style:font-weight-asian="bold" style:font-size-complex="18pt" style:font-weight-complex="bold"/>
    </style:style>
    <style:style style:name="T18" style:family="text">
      <style:text-properties fo:font-size="18pt" officeooo:rsid="0015828c" style:font-size-asian="15.75pt" style:font-size-complex="18pt"/>
    </style:style>
    <style:style style:name="T19" style:family="text">
      <style:text-properties fo:font-size="18pt" officeooo:rsid="00183ed8" style:font-size-asian="15.75pt" style:font-size-complex="18pt"/>
    </style:style>
    <style:style style:name="T20" style:family="text">
      <style:text-properties fo:font-size="18pt" officeooo:rsid="0019f874" style:font-size-asian="15.75pt" style:font-size-complex="18pt"/>
    </style:style>
    <style:style style:name="T21" style:family="text">
      <style:text-properties fo:font-size="18pt" officeooo:rsid="001cedb9" style:font-size-asian="15.75pt" style:font-size-complex="18pt"/>
    </style:style>
    <style:style style:name="T22" style:family="text">
      <style:text-properties fo:font-size="18pt" officeooo:rsid="001f28f0" style:font-size-asian="15.75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officeooo:rsid="0019f874" style:font-size-asian="18pt" style:font-size-complex="18pt"/>
    </style:style>
    <style:style style:name="T25" style:family="text">
      <style:text-properties fo:font-size="18pt" fo:font-weight="normal" officeooo:rsid="001bd894" style:font-size-asian="15.75pt" style:font-weight-asian="normal" style:font-size-complex="18pt" style:font-weight-complex="normal"/>
    </style:style>
    <style:style style:name="T26" style:family="text">
      <style:text-properties officeooo:rsid="0019f874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8pt" fo:font-weight="bold" officeooo:rsid="0019f874" style:font-size-asian="15.75pt" style:font-weight-asian="bold" style:font-size-complex="18pt" style:font-weight-complex="bold"/>
    </style:style>
    <style:style style:name="T29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30" style:family="text">
      <style:text-properties style:font-name="Liberation Serif" fo:font-size="18pt" fo:font-weight="bold" officeooo:rsid="0019f874" style:font-size-asian="18pt" style:font-weight-asian="bold" style:font-size-complex="18pt" style:font-weight-complex="bold"/>
    </style:style>
    <style:style style:name="T31" style:family="text">
      <style:text-properties style:font-name="Liberation Serif" fo:font-size="18pt" style:font-size-asian="18pt" style:font-size-complex="18pt"/>
    </style:style>
    <style:style style:name="T32" style:family="text">
      <style:text-properties style:font-name="Liberation Serif" fo:font-size="18pt" officeooo:rsid="0019f874" style:font-size-asian="18pt" style:font-size-complex="18pt"/>
    </style:style>
    <style:style style:name="T33" style:family="text">
      <style:text-properties style:font-name="Liberation Serif" fo:font-weight="bold" officeooo:rsid="0019f87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7.39 Ansible handlers, roles and collection</text:p>
      <text:p text:style-name="P2"/>
      <text:p text:style-name="P16"><text:span text:style-name="T3">1. </text:span><text:span text:style-name="T2">You've been tasked with automating the configuration of </text:span><text:span text:style-name="Source_20_Text"><text:span text:style-name="T2">Juniper</text:span></text:span><text:span text:style-name="T2"> devices in your </text:span><text:span text:style-name="Source_20_Text"><text:span text:style-name="T2">network</text:span></text:span><text:span text:style-name="T2">, to achieve this, you need to install the appropriate </text:span><text:span text:style-name="Source_20_Text"><text:span text:style-name="T2">Ansible</text:span></text:span><text:span text:style-name="T2"> Collection that provides </text:span><text:span text:style-name="Source_20_Text"><text:span text:style-name="T2">Juniper-specific</text:span></text:span><text:span text:style-name="T2"> modules and roles.</text:span></text:p>
      <text:p text:style-name="Text_20_body"><text:span text:style-name="T2">Which of the following commands would you use to </text:span><text:span text:style-name="Source_20_Text"><text:span text:style-name="T2">install</text:span></text:span><text:span text:style-name="T2"> the </text:span><text:span text:style-name="Source_20_Text"><text:span text:style-name="T2">Juniper-specific</text:span></text:span><text:span text:style-name="T2"> collection for network automation?</text:span></text:p>
      <text:p text:style-name="P3"/>
      <text:p text:style-name="P10"><text:span text:style-name="T14">2. </text:span><text:span text:style-name="T13">You've installed the </text:span><text:span text:style-name="Source_20_Text"><text:span text:style-name="T13">amazon.aws</text:span></text:span><text:span text:style-name="T13"> collection and now you need to create an </text:span><text:span text:style-name="Source_20_Text"><text:span text:style-name="T13">EC2</text:span></text:span><text:span text:style-name="T13"> instance using a playbook.</text:span></text:p>
      <text:p text:style-name="Text_20_body"><text:span text:style-name="T13">Given the following playbook snippet, identify the missing line that correctly imports the </text:span><text:span text:style-name="Source_20_Text"><text:span text:style-name="T13">amazon.aws</text:span></text:span><text:span text:style-name="T13"> collection.</text:span></text:p>
      <text:p text:style-name="P18"><text:span text:style-name="T14">You've installed the </text:span><text:span text:style-name="Source_20_Text"><text:span text:style-name="T14">amazon.aws</text:span></text:span><text:span text:style-name="T14"> collection and now you need to create an </text:span><text:span text:style-name="Source_20_Text"><text:span text:style-name="T14">EC2</text:span></text:span><text:span text:style-name="T14"> instance using a playbook.</text:span></text:p>
      <text:p text:style-name="Preformatted_20_Text"><text:span text:style-name="Source_20_Text"><text:span text:style-name="T23">---</text:span></text:span></text:p>
      <text:p text:style-name="Preformatted_20_Text"><text:span text:style-name="Source_20_Text"><text:span text:style-name="T23">- hosts: localhost</text:span></text:span></text:p>
      <text:p text:style-name="Preformatted_20_Text"><text:span text:style-name="Source_20_Text"><text:span text:style-name="T23"><text:s text:c="2"/>[MISSING LINE HERE]</text:span></text:span></text:p>
      <text:p text:style-name="Preformatted_20_Text"><text:span text:style-name="Source_20_Text"><text:span text:style-name="T23"><text:s text:c="2"/>tasks:</text:span></text:span></text:p>
      <text:p text:style-name="Preformatted_20_Text"><text:span text:style-name="Source_20_Text"><text:span text:style-name="T23"><text:s text:c="4"/>- name: Launch an EC2 instance</text:span></text:span></text:p>
      <text:p text:style-name="Preformatted_20_Text"><text:span text:style-name="Source_20_Text"><text:span text:style-name="T23"><text:s text:c="6"/>ec2_instance:</text:span></text:span></text:p>
      <text:p text:style-name="Preformatted_20_Text"><text:span text:style-name="Source_20_Text"><text:span text:style-name="T23"><text:s text:c="8"/>name: my-instance</text:span></text:span></text:p>
      <text:p text:style-name="P1"><text:span text:style-name="Source_20_Text"><text:span text:style-name="T23"><text:s text:c="8"/>region: us-west-1</text:span></text:span></text:p>
      <text:p text:style-name="P7">collections: [amazon.aws]</text:p>
      <text:p text:style-name="P2"/>
      <text:p text:style-name="P2"/>
      <text:p text:style-name="P11"><text:span text:style-name="T15">3. </text:span><text:span text:style-name="T13">You are given access to a lab environment with a machine (i.e </text:span><text:span text:style-name="Source_20_Text"><text:span text:style-name="T13">student-node</text:span></text:span><text:span text:style-name="T13">) that has Ansible installed. On this machine, there's a </text:span><text:span text:style-name="Source_20_Text"><text:span text:style-name="T13">/home/bob/playbooks/requirements.yml</text:span></text:span><text:span text:style-name="T13"> file that </text:span><text:soft-page-break/><text:span text:style-name="T13">lists several collections required for a project. Your task is to install all the collections listed in the </text:span><text:span text:style-name="Source_20_Text"><text:span text:style-name="T13">/home/bob/playbooks/requirements.yml</text:span></text:span><text:span text:style-name="T13"> file using the correct command.</text:span></text:p>
      <text:p text:style-name="P12"><text:span text:style-name="T24">Ans </text:span><text:span text:style-name="Source_20_Text"><text:span text:style-name="T23">ansible-galaxy collection install -r requirements.yml</text:span></text:span></text:p>
      <text:p text:style-name="P9"/>
      <text:p text:style-name="P4">4. Difficult</text:p>
      <text:p text:style-name="P4"/>
      <text:p text:style-name="P12"><text:span text:style-name="T30">5. </text:span><text:span text:style-name="T29">Given the following sample Ansible playbook </text:span><text:span text:style-name="Source_20_Text"><text:span text:style-name="T29">/update_web_server_config.yml</text:span></text:span></text:p>
      <text:p text:style-name="Preformatted_20_Text"><text:span text:style-name="Source_20_Text"><text:span text:style-name="T29">- name: Update web server configuration</text:span></text:span></text:p>
      <text:p text:style-name="Preformatted_20_Text"><text:span text:style-name="Source_20_Text"><text:span text:style-name="T29"><text:s text:c="2"/>hosts: webservers</text:span></text:span></text:p>
      <text:p text:style-name="Preformatted_20_Text"><text:span text:style-name="Source_20_Text"><text:span text:style-name="T29"><text:s text:c="2"/>tasks:</text:span></text:span></text:p>
      <text:p text:style-name="Preformatted_20_Text"><text:span text:style-name="Source_20_Text"><text:span text:style-name="T29"><text:s text:c="4"/>- name: Copy web server configuration file</text:span></text:span></text:p>
      <text:p text:style-name="Preformatted_20_Text"><text:span text:style-name="Source_20_Text"><text:span text:style-name="T29"><text:s text:c="6"/>copy:</text:span></text:span></text:p>
      <text:p text:style-name="Preformatted_20_Text"><text:span text:style-name="Source_20_Text"><text:span text:style-name="T29"><text:s text:c="8"/>src: /path/to/webserver.conf</text:span></text:span></text:p>
      <text:p text:style-name="Preformatted_20_Text"><text:span text:style-name="Source_20_Text"><text:span text:style-name="T29"><text:s text:c="8"/>dest: /etc/webserver/webserver.conf</text:span></text:span></text:p>
      <text:p text:style-name="P1"><text:span text:style-name="Source_20_Text"><text:span text:style-name="T29"><text:s text:c="6"/>notify: Restart web server</text:span></text:span></text:p>
      <text:p text:style-name="P13"><text:span text:style-name="T25">Ans </text:span><text:line-break/><text:span text:style-name="T1">d.</text:span></text:p>
      <text:p text:style-name="Preformatted_20_Text"><text:span text:style-name="Source_20_Text">handlers:</text:span></text:p>
      <text:p text:style-name="Preformatted_20_Text"><text:span text:style-name="Source_20_Text"><text:s text:c="2"/>- name: Restart web server</text:span></text:p>
      <text:p text:style-name="Preformatted_20_Text"><text:span text:style-name="Source_20_Text"><text:s text:c="4"/>service:</text:span></text:p>
      <text:p text:style-name="Preformatted_20_Text"><text:span text:style-name="Source_20_Text"><text:s text:c="6"/>name: webserver</text:span></text:p>
      <text:p text:style-name="P1"><text:span text:style-name="Source_20_Text"><text:s text:c="6"/>state: restarted</text:span></text:p>
      <text:p text:style-name="P8"/>
      <text:p text:style-name="P14"><text:span text:style-name="T16">6. </text:span><text:span text:style-name="T13">You are given access to a lab environment with a server (i.e </text:span><text:span text:style-name="Source_20_Text"><text:span text:style-name="T13">student-node</text:span></text:span><text:span text:style-name="T13">). On this server, you have a playbook named </text:span><text:span text:style-name="Source_20_Text"><text:span text:style-name="T13">/home/bob/ansible_lab/handler_test.yml</text:span></text:span><text:span text:style-name="T13">. This playbook contains multiple tasks that notify the same handler. Your task is to run the playbook and answer below question.</text:span></text:p>
      <text:p text:style-name="P17">How many times will the handler be executed during the playbook run?</text:p>
      <text:p text:style-name="P6"/>
      <text:p text:style-name="P15"><text:soft-page-break/><text:span text:style-name="T17">7. </text:span><text:span text:style-name="T13">You have a handler named </text:span><text:span text:style-name="Source_20_Text"><text:span text:style-name="T13">Restart Network Service</text:span></text:span><text:span text:style-name="T13">. Which of the following task implementations correctly notifies this </text:span><text:span text:style-name="Source_20_Text"><text:span text:style-name="T13">handler</text:span></text:span><text:span text:style-name="T13"> when the network configuration file is modified?<text:line-break/></text:span></text:p>
      <text:p text:style-name="Preformatted_20_Text"><text:span text:style-name="Source_20_Text">- name: Update network configuration</text:span></text:p>
      <text:p text:style-name="Preformatted_20_Text"><text:span text:style-name="Source_20_Text"><text:s text:c="2"/>copy:</text:span></text:p>
      <text:p text:style-name="Preformatted_20_Text"><text:span text:style-name="Source_20_Text"><text:s text:c="4"/>src: /path/to/network.conf</text:span></text:p>
      <text:p text:style-name="Preformatted_20_Text"><text:span text:style-name="Source_20_Text"><text:s text:c="4"/>dest: /etc/network/network.conf</text:span></text:p>
      <text:p text:style-name="P1"><text:span text:style-name="Source_20_Text"><text:s text:c="2"/>notify: Restart Network Servic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02:51:11.639194832</meta:creation-date>
    <dc:date>2024-03-24T03:01:57.075427395</dc:date>
    <meta:editing-duration>PT10M38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5" meta:paragraph-count="41" meta:word-count="324" meta:character-count="2378" meta:non-whitespace-character-count="1997"/>
  </office:meta>
</office:document-meta>
</file>